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5a5483"/>
    </style:style>
    <style:style style:name="P2" style:family="paragraph" style:parent-style-name="Standard">
      <style:paragraph-properties fo:text-align="start" style:justify-single-word="false"/>
      <style:text-properties officeooo:paragraph-rsid="009111a0"/>
    </style:style>
    <style:style style:name="P3" style:family="paragraph" style:parent-style-name="Standard">
      <style:paragraph-properties fo:text-align="start" style:justify-single-word="false"/>
      <style:text-properties officeooo:paragraph-rsid="009aff26"/>
    </style:style>
    <style:style style:name="P4" style:family="paragraph" style:parent-style-name="Standard">
      <style:paragraph-properties fo:text-align="start" style:justify-single-word="false"/>
      <style:text-properties officeooo:paragraph-rsid="00a4d4d3"/>
    </style:style>
    <style:style style:name="P5" style:family="paragraph" style:parent-style-name="Standard">
      <style:paragraph-properties fo:text-align="start" style:justify-single-word="false"/>
      <style:text-properties officeooo:paragraph-rsid="00ab3fa2"/>
    </style:style>
    <style:style style:name="P6" style:family="paragraph" style:parent-style-name="Standard">
      <style:paragraph-properties fo:text-align="start" style:justify-single-word="false"/>
      <style:text-properties officeooo:paragraph-rsid="00cf0920"/>
    </style:style>
    <style:style style:name="P7" style:family="paragraph" style:parent-style-name="Standard">
      <style:paragraph-properties fo:text-align="start" style:justify-single-word="false"/>
      <style:text-properties officeooo:paragraph-rsid="01085b17"/>
    </style:style>
    <style:style style:name="P8" style:family="paragraph" style:parent-style-name="Standard">
      <style:paragraph-properties fo:text-align="start" style:justify-single-word="false"/>
      <style:text-properties officeooo:paragraph-rsid="0109731b"/>
    </style:style>
    <style:style style:name="P9" style:family="paragraph" style:parent-style-name="Standard">
      <style:paragraph-properties fo:text-align="start" style:justify-single-word="false"/>
      <style:text-properties officeooo:paragraph-rsid="01299bfc"/>
    </style:style>
    <style:style style:name="P10" style:family="paragraph" style:parent-style-name="Standard">
      <style:paragraph-properties fo:text-align="start" style:justify-single-word="false"/>
      <style:text-properties officeooo:paragraph-rsid="0129a7a4"/>
    </style:style>
    <style:style style:name="P11" style:family="paragraph" style:parent-style-name="Standard">
      <style:paragraph-properties fo:text-align="start" style:justify-single-word="false"/>
      <style:text-properties officeooo:paragraph-rsid="013e75a3"/>
    </style:style>
    <style:style style:name="P12" style:family="paragraph" style:parent-style-name="Standard">
      <style:paragraph-properties fo:text-align="start" style:justify-single-word="false"/>
      <style:text-properties officeooo:paragraph-rsid="0160306b"/>
    </style:style>
    <style:style style:name="P13" style:family="paragraph" style:parent-style-name="Standard">
      <style:paragraph-properties fo:text-align="start" style:justify-single-word="false"/>
      <style:text-properties officeooo:paragraph-rsid="0133b9c2"/>
    </style:style>
    <style:style style:name="P14" style:family="paragraph" style:parent-style-name="Standard">
      <style:paragraph-properties fo:text-align="start" style:justify-single-word="false"/>
      <style:text-properties style:font-name="Liberation Mono" officeooo:paragraph-rsid="007f9dfc"/>
    </style:style>
    <style:style style:name="P15" style:family="paragraph" style:parent-style-name="Standard">
      <style:paragraph-properties fo:text-align="start" style:justify-single-word="false"/>
      <style:text-properties style:font-name="Liberation Mono" officeooo:paragraph-rsid="007003ef"/>
    </style:style>
    <style:style style:name="P16" style:family="paragraph" style:parent-style-name="Standard">
      <style:paragraph-properties fo:text-align="start" style:justify-single-word="false"/>
      <style:text-properties style:font-name="Liberation Mono" officeooo:paragraph-rsid="0081f86d"/>
    </style:style>
    <style:style style:name="P17" style:family="paragraph" style:parent-style-name="Standard">
      <style:paragraph-properties fo:text-align="start" style:justify-single-word="false"/>
      <style:text-properties style:font-name="Liberation Mono" officeooo:paragraph-rsid="00ab3fa2"/>
    </style:style>
    <style:style style:name="P18" style:family="paragraph" style:parent-style-name="Standard">
      <style:paragraph-properties fo:text-align="start" style:justify-single-word="false"/>
      <style:text-properties style:font-name="Liberation Mono" officeooo:paragraph-rsid="011a514c"/>
    </style:style>
    <style:style style:name="P19" style:family="paragraph" style:parent-style-name="Standard">
      <style:paragraph-properties fo:text-align="start" style:justify-single-word="false"/>
      <style:text-properties style:font-name="Liberation Mono" officeooo:paragraph-rsid="01085b17"/>
    </style:style>
    <style:style style:name="P20" style:family="paragraph" style:parent-style-name="Standard">
      <style:paragraph-properties fo:text-align="start" style:justify-single-word="false"/>
      <style:text-properties style:font-name="Liberation Mono" officeooo:paragraph-rsid="0129a7a4"/>
    </style:style>
    <style:style style:name="P21" style:family="paragraph" style:parent-style-name="Standard">
      <style:paragraph-properties fo:text-align="center" style:justify-single-word="false"/>
      <style:text-properties style:font-name="Liberation Mono" fo:font-size="21pt" fo:font-weight="bold" officeooo:rsid="0056abf1" officeooo:paragraph-rsid="0056abf1" style:font-size-asian="21pt" style:font-weight-asian="bold" style:font-size-complex="2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3pt" officeooo:rsid="0014095c" officeooo:paragraph-rsid="0014095c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3pt" officeooo:rsid="005a5483" officeooo:paragraph-rsid="005a5483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3pt" officeooo:rsid="005a5483" officeooo:paragraph-rsid="00717041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Liberation Mono" fo:font-size="13pt" officeooo:rsid="005a5483" officeooo:paragraph-rsid="005b56da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Liberation Mono" fo:font-size="13pt" officeooo:rsid="001171bb" officeooo:paragraph-rsid="004f89ce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87a2c1" officeooo:paragraph-rsid="0081f86d" style:font-size-asian="13pt" style:font-style-asian="normal" style:font-weight-asian="normal" style:font-size-complex="13pt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111a0" officeooo:paragraph-rsid="009111a0" style:font-size-asian="13pt" style:font-style-asian="normal" style:font-weight-asian="normal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111a0" officeooo:paragraph-rsid="01299bfc" style:font-size-asian="13pt" style:font-style-asian="normal" style:font-weight-asian="normal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4a274" officeooo:paragraph-rsid="009111a0" style:font-size-asian="13pt" style:font-style-asian="normal" style:font-weight-asian="normal" style:font-size-complex="13pt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4a274" officeooo:paragraph-rsid="0123b3e8" style:font-size-asian="13pt" style:font-style-asian="normal" style:font-weight-asian="normal" style:font-size-complex="13pt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4a274" officeooo:paragraph-rsid="00ab3fa2" style:font-size-asian="13pt" style:font-style-asian="normal" style:font-weight-asian="normal" style:font-size-complex="13pt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1d775" officeooo:paragraph-rsid="0121d775" style:font-size-asian="13pt" style:font-style-asian="normal" style:font-weight-asian="normal" style:font-size-complex="13pt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1d775" officeooo:paragraph-rsid="012e5b78" style:font-size-asian="13pt" style:font-style-asian="normal" style:font-weight-asian="normal" style:font-size-complex="13pt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e5b78" officeooo:paragraph-rsid="012e5b78" style:font-size-asian="13pt" style:font-style-asian="normal" style:font-weight-asian="normal" style:font-size-complex="13pt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324cd" officeooo:paragraph-rsid="0121d775" style:font-size-asian="13pt" style:font-style-asian="normal" style:font-weight-asian="normal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3b3e8" officeooo:paragraph-rsid="0123b3e8" style:font-size-asian="13pt" style:font-style-asian="normal" style:font-weight-asian="normal" style:font-size-complex="13pt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aff26" officeooo:paragraph-rsid="009aff26" style:font-size-asian="13pt" style:font-style-asian="normal" style:font-weight-asian="normal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aff26" officeooo:paragraph-rsid="00ab3fa2" style:font-size-asian="13pt" style:font-style-asian="normal" style:font-weight-asian="normal" style:font-size-complex="13pt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8pt" officeooo:rsid="000ca9d0" officeooo:paragraph-rsid="000ca9d0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style:font-name="Liberation Mono" officeooo:rsid="00767dc3" officeooo:paragraph-rsid="0081f86d"/>
    </style:style>
    <style:style style:name="P42" style:family="paragraph" style:parent-style-name="Standard">
      <style:paragraph-properties fo:text-align="start" style:justify-single-word="false"/>
      <style:text-properties style:font-name="Liberation Mono" officeooo:rsid="009111a0" officeooo:paragraph-rsid="009111a0"/>
    </style:style>
    <style:style style:name="P43" style:family="paragraph" style:parent-style-name="Standard">
      <style:paragraph-properties fo:text-align="start" style:justify-single-word="false"/>
      <style:text-properties style:font-name="Liberation Mono" officeooo:rsid="009111a0" officeooo:paragraph-rsid="01299bfc"/>
    </style:style>
    <style:style style:name="P44" style:family="paragraph" style:parent-style-name="Standard">
      <style:paragraph-properties fo:text-align="start" style:justify-single-word="false"/>
      <style:text-properties style:font-name="Liberation Mono" fo:font-size="12pt" officeooo:rsid="0014095c" officeooo:paragraph-rsid="0014095c" style:font-size-asian="13pt" style:font-size-complex="13pt" loext:padding="0cm" loext:border="none"/>
    </style:style>
    <style:style style:name="P45" style:family="paragraph" style:parent-style-name="Standard">
      <style:paragraph-properties fo:text-align="start" style:justify-single-word="false"/>
      <style:text-properties officeooo:rsid="011a514c" officeooo:paragraph-rsid="011a514c"/>
    </style:style>
    <style:style style:name="P46" style:family="paragraph" style:parent-style-name="Standard">
      <style:paragraph-properties fo:text-align="start" style:justify-single-word="false"/>
      <style:text-properties officeooo:rsid="0121d775" officeooo:paragraph-rsid="0121d775"/>
    </style:style>
    <style:style style:name="P47" style:family="paragraph" style:parent-style-name="Standard">
      <style:paragraph-properties fo:text-align="start" style:justify-single-word="false"/>
      <style:text-properties officeooo:rsid="0121d775" officeooo:paragraph-rsid="012e5b78"/>
    </style:style>
    <style:style style:name="P48" style:family="paragraph" style:parent-style-name="Standard">
      <style:paragraph-properties fo:text-align="start" style:justify-single-word="false"/>
      <style:text-properties officeooo:rsid="0123b3e8" officeooo:paragraph-rsid="0123b3e8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Liberation Mono" fo:font-size="13pt" fo:font-style="normal" fo:font-weight="normal" officeooo:rsid="00f16048" officeooo:paragraph-rsid="00ef9c1d" style:font-size-asian="13pt" style:font-style-asian="normal" style:font-weight-asian="normal" style:font-size-complex="13pt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Liberation Mono" fo:font-size="13pt" fo:font-style="normal" fo:font-weight="normal" officeooo:rsid="00f16048" officeooo:paragraph-rsid="0109731b" style:font-size-asian="13pt" style:font-style-asian="normal" style:font-weight-asian="normal" style:font-size-complex="13pt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Liberation Mono" fo:font-size="13pt" fo:font-style="normal" fo:font-weight="normal" officeooo:rsid="014a5641" officeooo:paragraph-rsid="0160306b" style:font-size-asian="13pt" style:font-style-asian="normal" style:font-weight-asian="normal" style:font-size-complex="13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Mono" fo:font-size="13pt" fo:font-style="normal" fo:font-weight="normal" officeooo:rsid="012e5b78" officeooo:paragraph-rsid="012e5b78" style:font-size-asian="13pt" style:font-style-asian="normal" style:font-weight-asian="normal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5a5483" style:font-size-asian="13pt" style:font-size-complex="13pt"/>
    </style:style>
    <style:style style:name="T3" style:family="text">
      <style:text-properties fo:font-size="13pt" officeooo:rsid="005b56da" style:font-size-asian="13pt" style:font-size-complex="13pt"/>
    </style:style>
    <style:style style:name="T4" style:family="text">
      <style:text-properties fo:font-size="13pt" officeooo:rsid="006a901c" style:font-size-asian="13pt" style:font-size-complex="13pt"/>
    </style:style>
    <style:style style:name="T5" style:family="text">
      <style:text-properties fo:font-size="13pt" officeooo:rsid="005ccb54" style:font-size-asian="13pt" style:font-size-complex="13pt"/>
    </style:style>
    <style:style style:name="T6" style:family="text">
      <style:text-properties fo:font-size="13pt" officeooo:rsid="006d27fa" style:font-size-asian="13pt" style:font-size-complex="13pt"/>
    </style:style>
    <style:style style:name="T7" style:family="text">
      <style:text-properties fo:font-size="13pt" officeooo:rsid="005d83cd" style:font-size-asian="13pt" style:font-size-complex="13pt"/>
    </style:style>
    <style:style style:name="T8" style:family="text">
      <style:text-properties fo:font-size="13pt" officeooo:rsid="006d5550" style:font-size-asian="13pt" style:font-size-complex="13pt"/>
    </style:style>
    <style:style style:name="T9" style:family="text">
      <style:text-properties fo:font-size="13pt" officeooo:rsid="007003ef" style:font-size-asian="13pt" style:font-size-complex="13pt"/>
    </style:style>
    <style:style style:name="T10" style:family="text">
      <style:text-properties fo:font-size="13pt" officeooo:rsid="0076022a" style:font-size-asian="13pt" style:font-size-complex="13pt"/>
    </style:style>
    <style:style style:name="T11" style:family="text">
      <style:text-properties fo:font-size="13pt" officeooo:rsid="00786976" style:font-size-asian="13pt" style:font-size-complex="13pt"/>
    </style:style>
    <style:style style:name="T12" style:family="text">
      <style:text-properties fo:font-size="13pt" officeooo:rsid="007f9dfc" style:font-size-asian="13pt" style:font-size-complex="13pt"/>
    </style:style>
    <style:style style:name="T13" style:family="text">
      <style:text-properties fo:font-size="13pt" fo:font-weight="bold" officeooo:rsid="006a2b27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5b56da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71dfb6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767dc3" style:font-size-asian="13pt" style:font-weight-asian="bold" style:font-size-complex="13pt" style:font-weight-complex="bold"/>
    </style:style>
    <style:style style:name="T17" style:family="text">
      <style:text-properties fo:font-size="13pt" fo:font-weight="bold" officeooo:rsid="005fb6ad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05a5483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85003d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76022a" style:font-size-asian="13pt" style:font-weight-asian="bold" style:font-size-complex="13pt" style:font-weight-complex="bold"/>
    </style:style>
    <style:style style:name="T21" style:family="text">
      <style:text-properties fo:font-size="13pt" fo:font-weight="normal" officeooo:rsid="0071dfb6" style:font-size-asian="13pt" style:font-weight-asian="normal" style:font-size-complex="13pt" style:font-weight-complex="normal"/>
    </style:style>
    <style:style style:name="T22" style:family="text">
      <style:text-properties fo:font-size="13pt" fo:font-weight="normal" officeooo:rsid="007f9dfc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5fb6ad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7394ec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76022a" style:font-size-asian="13pt" style:font-weight-asian="normal" style:font-size-complex="13pt" style:font-weight-complex="normal"/>
    </style:style>
    <style:style style:name="T26" style:family="text">
      <style:text-properties fo:font-size="13pt" fo:font-style="normal" fo:font-weight="normal" style:font-size-asian="13pt" style:font-style-asian="normal" style:font-weight-asian="normal" style:font-size-complex="13pt"/>
    </style:style>
    <style:style style:name="T27" style:family="text">
      <style:text-properties fo:font-size="13pt" fo:font-style="normal" fo:font-weight="normal" officeooo:rsid="0087a2c1" style:font-size-asian="13pt" style:font-style-asian="normal" style:font-weight-asian="normal" style:font-size-complex="13pt"/>
    </style:style>
    <style:style style:name="T28" style:family="text">
      <style:text-properties fo:font-size="13pt" fo:font-style="normal" fo:font-weight="normal" officeooo:rsid="0089f31e" style:font-size-asian="13pt" style:font-style-asian="normal" style:font-weight-asian="normal" style:font-size-complex="13pt"/>
    </style:style>
    <style:style style:name="T29" style:family="text">
      <style:text-properties fo:font-size="13pt" fo:font-style="normal" fo:font-weight="normal" officeooo:rsid="00998598" style:font-size-asian="13pt" style:font-style-asian="normal" style:font-weight-asian="normal" style:font-size-complex="13pt"/>
    </style:style>
    <style:style style:name="T30" style:family="text">
      <style:text-properties fo:font-size="13pt" fo:font-style="normal" fo:font-weight="normal" officeooo:rsid="00e9cd6c" style:font-size-asian="13pt" style:font-style-asian="normal" style:font-weight-asian="normal" style:font-size-complex="13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717041" style:font-weight-asian="bold" style:font-weight-complex="bold"/>
    </style:style>
    <style:style style:name="T33" style:family="text">
      <style:text-properties fo:font-weight="normal" officeooo:rsid="00717041" style:font-weight-asian="normal" style:font-weight-complex="normal"/>
    </style:style>
    <style:style style:name="T34" style:family="text">
      <style:text-properties style:font-name="Liberation Mono"/>
    </style:style>
    <style:style style:name="T35" style:family="text">
      <style:text-properties style:font-name="Liberation Mono" fo:font-size="13pt" officeooo:rsid="005a5483" style:font-size-asian="13pt" style:font-size-complex="13pt"/>
    </style:style>
    <style:style style:name="T36" style:family="text">
      <style:text-properties style:font-name="Liberation Mono" fo:font-size="13pt" officeooo:rsid="00717041" style:font-size-asian="13pt" style:font-size-complex="13pt"/>
    </style:style>
    <style:style style:name="T37" style:family="text">
      <style:text-properties style:font-name="Liberation Mono" fo:font-size="13pt" officeooo:rsid="007edd51" style:font-size-asian="13pt" style:font-size-complex="13pt"/>
    </style:style>
    <style:style style:name="T38" style:family="text">
      <style:text-properties style:font-name="Liberation Mono" fo:font-size="13pt" officeooo:rsid="007d6705" style:font-size-asian="13pt" style:font-size-complex="13pt"/>
    </style:style>
    <style:style style:name="T39" style:family="text">
      <style:text-properties style:font-name="Liberation Mono" fo:font-size="13pt" officeooo:rsid="00cc80c2" style:font-size-asian="13pt" style:font-size-complex="13pt"/>
    </style:style>
    <style:style style:name="T40" style:family="text">
      <style:text-properties style:font-name="Liberation Mono" fo:font-size="13pt" officeooo:rsid="0138b663" style:font-size-asian="13pt" style:font-size-complex="13pt"/>
    </style:style>
    <style:style style:name="T41" style:family="text">
      <style:text-properties style:font-name="Liberation Mono" fo:font-size="13pt" fo:font-style="normal" fo:font-weight="normal" style:font-size-asian="13pt" style:font-style-asian="normal" style:font-weight-asian="normal" style:font-size-complex="13pt"/>
    </style:style>
    <style:style style:name="T42" style:family="text">
      <style:text-properties style:font-name="Liberation Mono" fo:font-size="13pt" fo:font-style="normal" fo:font-weight="normal" officeooo:rsid="009111a0" style:font-size-asian="13pt" style:font-style-asian="normal" style:font-weight-asian="normal" style:font-size-complex="13pt"/>
    </style:style>
    <style:style style:name="T43" style:family="text">
      <style:text-properties style:font-name="Liberation Mono" fo:font-size="13pt" fo:font-style="normal" fo:font-weight="normal" officeooo:rsid="0097ef98" style:font-size-asian="13pt" style:font-style-asian="normal" style:font-weight-asian="normal" style:font-size-complex="13pt"/>
    </style:style>
    <style:style style:name="T44" style:family="text">
      <style:text-properties style:font-name="Liberation Mono" fo:font-size="13pt" fo:font-style="normal" fo:font-weight="normal" officeooo:rsid="0094a274" style:font-size-asian="13pt" style:font-style-asian="normal" style:font-weight-asian="normal" style:font-size-complex="13pt"/>
    </style:style>
    <style:style style:name="T45" style:family="text">
      <style:text-properties style:font-name="Liberation Mono" fo:font-size="13pt" fo:font-style="normal" fo:font-weight="normal" officeooo:rsid="009be3d0" style:font-size-asian="13pt" style:font-style-asian="normal" style:font-weight-asian="normal" style:font-size-complex="13pt"/>
    </style:style>
    <style:style style:name="T46" style:family="text">
      <style:text-properties style:font-name="Liberation Mono" fo:font-size="13pt" fo:font-style="normal" fo:font-weight="normal" officeooo:rsid="009d18b1" style:font-size-asian="13pt" style:font-style-asian="normal" style:font-weight-asian="normal" style:font-size-complex="13pt"/>
    </style:style>
    <style:style style:name="T47" style:family="text">
      <style:text-properties style:font-name="Liberation Mono" fo:font-size="13pt" fo:font-style="normal" fo:font-weight="normal" officeooo:rsid="00836443" style:font-size-asian="13pt" style:font-style-asian="normal" style:font-weight-asian="normal" style:font-size-complex="13pt"/>
    </style:style>
    <style:style style:name="T48" style:family="text">
      <style:text-properties style:font-name="Liberation Mono" fo:font-size="13pt" fo:font-style="normal" fo:font-weight="normal" officeooo:rsid="008365b3" style:font-size-asian="13pt" style:font-style-asian="normal" style:font-weight-asian="normal" style:font-size-complex="13pt"/>
    </style:style>
    <style:style style:name="T49" style:family="text">
      <style:text-properties style:font-name="Liberation Mono" fo:font-size="13pt" fo:font-style="normal" fo:font-weight="normal" officeooo:rsid="0087a2c1" style:font-size-asian="13pt" style:font-style-asian="normal" style:font-weight-asian="normal" style:font-size-complex="13pt"/>
    </style:style>
    <style:style style:name="T50" style:family="text">
      <style:text-properties style:font-name="Liberation Mono" fo:font-size="13pt" fo:font-style="normal" fo:font-weight="normal" officeooo:rsid="00a5f15d" style:font-size-asian="13pt" style:font-style-asian="normal" style:font-weight-asian="normal" style:font-size-complex="13pt"/>
    </style:style>
    <style:style style:name="T51" style:family="text">
      <style:text-properties style:font-name="Liberation Mono" fo:font-size="13pt" fo:font-style="normal" fo:font-weight="normal" officeooo:rsid="00a73362" style:font-size-asian="13pt" style:font-style-asian="normal" style:font-weight-asian="normal" style:font-size-complex="13pt"/>
    </style:style>
    <style:style style:name="T52" style:family="text">
      <style:text-properties style:font-name="Liberation Mono" fo:font-size="13pt" fo:font-style="normal" fo:font-weight="normal" officeooo:rsid="00a8ff8a" style:font-size-asian="13pt" style:font-style-asian="normal" style:font-weight-asian="normal" style:font-size-complex="13pt"/>
    </style:style>
    <style:style style:name="T53" style:family="text">
      <style:text-properties style:font-name="Liberation Mono" fo:font-size="13pt" fo:font-style="normal" fo:font-weight="normal" officeooo:rsid="009aff26" style:font-size-asian="13pt" style:font-style-asian="normal" style:font-weight-asian="normal" style:font-size-complex="13pt"/>
    </style:style>
    <style:style style:name="T54" style:family="text">
      <style:text-properties style:font-name="Liberation Mono" fo:font-size="13pt" fo:font-style="normal" fo:font-weight="normal" officeooo:rsid="00aab8a8" style:font-size-asian="13pt" style:font-style-asian="normal" style:font-weight-asian="normal" style:font-size-complex="13pt"/>
    </style:style>
    <style:style style:name="T55" style:family="text">
      <style:text-properties style:font-name="Liberation Mono" fo:font-size="13pt" fo:font-style="normal" fo:font-weight="normal" officeooo:rsid="00ab3fa2" style:font-size-asian="13pt" style:font-style-asian="normal" style:font-weight-asian="normal" style:font-size-complex="13pt"/>
    </style:style>
    <style:style style:name="T56" style:family="text">
      <style:text-properties style:font-name="Liberation Mono" fo:font-size="13pt" fo:font-style="normal" fo:font-weight="normal" officeooo:rsid="00786976" style:font-size-asian="13pt" style:font-style-asian="normal" style:font-weight-asian="normal" style:font-size-complex="13pt"/>
    </style:style>
    <style:style style:name="T57" style:family="text">
      <style:text-properties style:font-name="Liberation Mono" fo:font-size="13pt" fo:font-style="normal" fo:font-weight="normal" officeooo:rsid="0081f86d" style:font-size-asian="13pt" style:font-style-asian="normal" style:font-weight-asian="normal" style:font-size-complex="13pt"/>
    </style:style>
    <style:style style:name="T58" style:family="text">
      <style:text-properties style:font-name="Liberation Mono" fo:font-size="13pt" fo:font-style="normal" fo:font-weight="normal" officeooo:rsid="00cc80c2" style:font-size-asian="13pt" style:font-style-asian="normal" style:font-weight-asian="normal" style:font-size-complex="13pt"/>
    </style:style>
    <style:style style:name="T59" style:family="text">
      <style:text-properties style:font-name="Liberation Mono" fo:font-size="13pt" fo:font-style="normal" fo:font-weight="normal" officeooo:rsid="00cf2bcb" style:font-size-asian="13pt" style:font-style-asian="normal" style:font-weight-asian="normal" style:font-size-complex="13pt"/>
    </style:style>
    <style:style style:name="T60" style:family="text">
      <style:text-properties style:font-name="Liberation Mono" fo:font-size="13pt" fo:font-style="normal" fo:font-weight="normal" officeooo:rsid="00df6999" style:font-size-asian="13pt" style:font-style-asian="normal" style:font-weight-asian="normal" style:font-size-complex="13pt"/>
    </style:style>
    <style:style style:name="T61" style:family="text">
      <style:text-properties style:font-name="Liberation Mono" fo:font-size="13pt" fo:font-style="normal" fo:font-weight="normal" officeooo:rsid="00e0d567" style:font-size-asian="13pt" style:font-style-asian="normal" style:font-weight-asian="normal" style:font-size-complex="13pt"/>
    </style:style>
    <style:style style:name="T62" style:family="text">
      <style:text-properties style:font-name="Liberation Mono" fo:font-size="13pt" fo:font-style="normal" fo:font-weight="normal" officeooo:rsid="00e29e1b" style:font-size-asian="13pt" style:font-style-asian="normal" style:font-weight-asian="normal" style:font-size-complex="13pt"/>
    </style:style>
    <style:style style:name="T63" style:family="text">
      <style:text-properties style:font-name="Liberation Mono" fo:font-size="13pt" fo:font-style="normal" fo:font-weight="normal" officeooo:rsid="00e3ec3e" style:font-size-asian="13pt" style:font-style-asian="normal" style:font-weight-asian="normal" style:font-size-complex="13pt"/>
    </style:style>
    <style:style style:name="T64" style:family="text">
      <style:text-properties style:font-name="Liberation Mono" fo:font-size="13pt" fo:font-style="normal" fo:font-weight="normal" officeooo:rsid="00ee11be" style:font-size-asian="13pt" style:font-style-asian="normal" style:font-weight-asian="normal" style:font-size-complex="13pt"/>
    </style:style>
    <style:style style:name="T65" style:family="text">
      <style:text-properties style:font-name="Liberation Mono" fo:font-size="13pt" fo:font-style="normal" fo:font-weight="normal" officeooo:rsid="00ef9c1d" style:font-size-asian="13pt" style:font-style-asian="normal" style:font-weight-asian="normal" style:font-size-complex="13pt"/>
    </style:style>
    <style:style style:name="T66" style:family="text">
      <style:text-properties style:font-name="Liberation Mono" fo:font-size="13pt" fo:font-style="normal" fo:font-weight="normal" officeooo:rsid="0101db68" style:font-size-asian="13pt" style:font-style-asian="normal" style:font-weight-asian="normal" style:font-size-complex="13pt"/>
    </style:style>
    <style:style style:name="T67" style:family="text">
      <style:text-properties style:font-name="Liberation Mono" fo:font-size="13pt" fo:font-style="normal" fo:font-weight="normal" officeooo:rsid="0102a15d" style:font-size-asian="13pt" style:font-style-asian="normal" style:font-weight-asian="normal" style:font-size-complex="13pt"/>
    </style:style>
    <style:style style:name="T68" style:family="text">
      <style:text-properties style:font-name="Liberation Mono" fo:font-size="13pt" fo:font-style="normal" fo:font-weight="normal" officeooo:rsid="01034778" style:font-size-asian="13pt" style:font-style-asian="normal" style:font-weight-asian="normal" style:font-size-complex="13pt"/>
    </style:style>
    <style:style style:name="T69" style:family="text">
      <style:text-properties style:font-name="Liberation Mono" fo:font-size="13pt" fo:font-style="normal" fo:font-weight="normal" officeooo:rsid="01230e2b" style:font-size-asian="13pt" style:font-style-asian="normal" style:font-weight-asian="normal" style:font-size-complex="13pt"/>
    </style:style>
    <style:style style:name="T70" style:family="text">
      <style:text-properties style:font-name="Liberation Mono" fo:font-size="13pt" fo:font-style="normal" fo:font-weight="normal" officeooo:rsid="012324cd" style:font-size-asian="13pt" style:font-style-asian="normal" style:font-weight-asian="normal" style:font-size-complex="13pt"/>
    </style:style>
    <style:style style:name="T71" style:family="text">
      <style:text-properties style:font-name="Liberation Mono" fo:font-size="13pt" fo:font-style="normal" fo:font-weight="normal" officeooo:rsid="01268db0" style:font-size-asian="13pt" style:font-style-asian="normal" style:font-weight-asian="normal" style:font-size-complex="13pt"/>
    </style:style>
    <style:style style:name="T72" style:family="text">
      <style:text-properties style:font-name="Liberation Mono" fo:font-size="13pt" fo:font-style="normal" fo:font-weight="normal" officeooo:rsid="0127bb2b" style:font-size-asian="13pt" style:font-style-asian="normal" style:font-weight-asian="normal" style:font-size-complex="13pt"/>
    </style:style>
    <style:style style:name="T73" style:family="text">
      <style:text-properties style:font-name="Liberation Mono" fo:font-size="13pt" fo:font-style="normal" fo:font-weight="normal" officeooo:rsid="0130150c" style:font-size-asian="13pt" style:font-style-asian="normal" style:font-weight-asian="normal" style:font-size-complex="13pt"/>
    </style:style>
    <style:style style:name="T74" style:family="text">
      <style:text-properties style:font-name="Liberation Mono" fo:font-size="13pt" fo:font-style="normal" fo:font-weight="normal" officeooo:rsid="013a7020" style:font-size-asian="13pt" style:font-style-asian="normal" style:font-weight-asian="normal" style:font-size-complex="13pt"/>
    </style:style>
    <style:style style:name="T75" style:family="text">
      <style:text-properties style:font-name="Liberation Mono" fo:font-size="13pt" fo:font-style="normal" fo:font-weight="normal" officeooo:rsid="013cae45" style:font-size-asian="13pt" style:font-style-asian="normal" style:font-weight-asian="normal" style:font-size-complex="13pt"/>
    </style:style>
    <style:style style:name="T76" style:family="text">
      <style:text-properties style:font-name="Liberation Mono" fo:font-size="13pt" fo:font-style="normal" fo:font-weight="normal" officeooo:rsid="013e66b5" style:font-size-asian="13pt" style:font-style-asian="normal" style:font-weight-asian="normal" style:font-size-complex="13pt"/>
    </style:style>
    <style:style style:name="T77" style:family="text">
      <style:text-properties style:font-name="Liberation Mono" fo:font-size="13pt" fo:font-style="normal" fo:font-weight="normal" officeooo:rsid="013e75a3" style:font-size-asian="13pt" style:font-style-asian="normal" style:font-weight-asian="normal" style:font-size-complex="13pt"/>
    </style:style>
    <style:style style:name="T78" style:family="text">
      <style:text-properties style:font-name="Liberation Mono" fo:font-size="13pt" fo:font-style="normal" fo:font-weight="normal" officeooo:rsid="015441d1" style:font-size-asian="13pt" style:font-style-asian="normal" style:font-weight-asian="normal" style:font-size-complex="13pt"/>
    </style:style>
    <style:style style:name="T79" style:family="text">
      <style:text-properties style:font-name="Liberation Mono" fo:font-size="13pt" fo:font-style="normal" fo:font-weight="normal" officeooo:rsid="0123b3e8" style:font-size-asian="13pt" style:font-style-asian="normal" style:font-weight-asian="normal" style:font-size-complex="13pt"/>
    </style:style>
    <style:style style:name="T80" style:family="text">
      <style:text-properties style:font-name="Liberation Mono" fo:font-size="13pt" fo:font-style="normal" fo:font-weight="normal" officeooo:rsid="01650540" style:font-size-asian="13pt" style:font-style-asian="normal" style:font-weight-asian="normal" style:font-size-complex="13pt"/>
    </style:style>
    <style:style style:name="T81" style:family="text">
      <style:text-properties style:font-name="Liberation Mono" officeooo:rsid="01320793"/>
    </style:style>
    <style:style style:name="T82" style:family="text">
      <style:text-properties style:text-position="super 58%" style:font-name="Liberation Mono" fo:font-size="13pt" fo:font-style="normal" fo:font-weight="normal" officeooo:rsid="00a5f15d" style:font-size-asian="13pt" style:font-style-asian="normal" style:font-weight-asian="normal" style:font-size-complex="13pt"/>
    </style:style>
    <style:style style:name="T83" style:family="text">
      <style:text-properties style:text-position="super 58%" style:font-name="Liberation Mono" fo:font-size="13pt" fo:font-style="normal" fo:font-weight="normal" officeooo:rsid="00a73362" style:font-size-asian="13pt" style:font-style-asian="normal" style:font-weight-asian="normal" style:font-size-complex="13pt"/>
    </style:style>
    <style:style style:name="T84" style:family="text">
      <style:text-properties style:text-position="super 58%" style:font-name="Liberation Mono" fo:font-size="13pt" fo:font-style="normal" fo:font-weight="normal" officeooo:rsid="00a8ff8a" style:font-size-asian="13pt" style:font-style-asian="normal" style:font-weight-asian="normal" style:font-size-complex="13pt"/>
    </style:style>
    <style:style style:name="T85" style:family="text">
      <style:text-properties style:text-position="super 58%" style:font-name="Liberation Mono" fo:font-size="13pt" fo:font-style="normal" fo:font-weight="normal" officeooo:rsid="00ab3fa2" style:font-size-asian="13pt" style:font-style-asian="normal" style:font-weight-asian="normal" style:font-size-complex="13pt"/>
    </style:style>
    <style:style style:name="T86" style:family="text">
      <style:text-properties style:text-position="super 58%" style:font-name="Liberation Mono" fo:font-size="13pt" fo:font-style="normal" fo:font-weight="normal" officeooo:rsid="00cc80c2" style:font-size-asian="13pt" style:font-style-asian="normal" style:font-weight-asian="normal" style:font-size-complex="13pt"/>
    </style:style>
    <style:style style:name="T87" style:family="text">
      <style:text-properties style:text-position="super 58%" style:font-name="Liberation Mono" fo:font-size="13pt" fo:font-style="normal" fo:font-weight="normal" officeooo:rsid="00e0d567" style:font-size-asian="13pt" style:font-style-asian="normal" style:font-weight-asian="normal" style:font-size-complex="13pt"/>
    </style:style>
    <style:style style:name="T88" style:family="text">
      <style:text-properties style:text-position="super 58%" style:font-name="Liberation Mono" fo:font-size="13pt" fo:font-style="normal" fo:font-weight="normal" officeooo:rsid="00e29e1b" style:font-size-asian="13pt" style:font-style-asian="normal" style:font-weight-asian="normal" style:font-size-complex="13pt"/>
    </style:style>
    <style:style style:name="T89" style:family="text">
      <style:text-properties style:text-position="super 58%" style:font-name="Liberation Mono" fo:font-size="13pt" fo:font-style="normal" fo:font-weight="normal" officeooo:rsid="00f16048" style:font-size-asian="13pt" style:font-style-asian="normal" style:font-weight-asian="normal" style:font-size-complex="13pt"/>
    </style:style>
    <style:style style:name="T90" style:family="text">
      <style:text-properties style:text-position="super 58%" style:font-name="Liberation Mono" fo:font-size="13pt" fo:font-style="normal" fo:font-weight="normal" officeooo:rsid="00ef9c1d" style:font-size-asian="13pt" style:font-style-asian="normal" style:font-weight-asian="normal" style:font-size-complex="13pt"/>
    </style:style>
    <style:style style:name="T91" style:family="text">
      <style:text-properties style:text-position="super 58%" style:font-name="Liberation Mono" fo:font-size="13pt" fo:font-style="normal" fo:font-weight="normal" officeooo:rsid="01034778" style:font-size-asian="13pt" style:font-style-asian="normal" style:font-weight-asian="normal" style:font-size-complex="13pt"/>
    </style:style>
    <style:style style:name="T92" style:family="text">
      <style:text-properties style:text-position="super 58%" style:font-name="Liberation Mono" fo:font-size="13pt" fo:font-style="normal" fo:font-weight="normal" officeooo:rsid="0146933a" style:font-size-asian="13pt" style:font-style-asian="normal" style:font-weight-asian="normal" style:font-size-complex="13pt"/>
    </style:style>
    <style:style style:name="T93" style:family="text">
      <style:text-properties style:text-position="super 58%" style:font-name="Liberation Mono" fo:font-size="13pt" fo:font-style="normal" fo:font-weight="normal" officeooo:rsid="0148842a" style:font-size-asian="13pt" style:font-style-asian="normal" style:font-weight-asian="normal" style:font-size-complex="13pt"/>
    </style:style>
    <style:style style:name="T94" style:family="text">
      <style:text-properties style:text-position="super 58%" style:font-name="Liberation Mono" fo:font-size="13pt" officeooo:rsid="00cc80c2" style:font-size-asian="13pt" style:font-size-complex="13pt"/>
    </style:style>
    <style:style style:name="T95" style:family="text">
      <style:text-properties style:text-position="0% 100%" style:font-name="Liberation Mono" fo:font-size="13pt" fo:font-style="normal" fo:font-weight="normal" officeooo:rsid="00f16048" style:font-size-asian="13pt" style:font-style-asian="normal" style:font-weight-asian="normal" style:font-size-complex="13pt"/>
    </style:style>
    <style:style style:name="T96" style:family="text">
      <style:text-properties style:text-position="0% 100%" style:font-name="Liberation Mono" fo:font-size="13pt" fo:font-style="normal" fo:font-weight="normal" officeooo:rsid="01416c5d" style:font-size-asian="13pt" style:font-style-asian="normal" style:font-weight-asian="normal" style:font-size-complex="13pt"/>
    </style:style>
    <style:style style:name="T97" style:family="text">
      <style:text-properties style:text-position="0% 100%" style:font-name="Liberation Mono" fo:font-size="13pt" fo:font-style="normal" fo:font-weight="normal" officeooo:rsid="0094a274" style:font-size-asian="13pt" style:font-style-asian="normal" style:font-weight-asian="normal" style:font-size-complex="13pt"/>
    </style:style>
    <style:style style:name="T98" style:family="text">
      <style:text-properties style:text-position="0% 100%" style:font-name="Liberation Mono" fo:font-size="13pt" fo:font-style="normal" fo:font-weight="normal" officeooo:rsid="009aff26" style:font-size-asian="13pt" style:font-style-asian="normal" style:font-weight-asian="normal" style:font-size-complex="13pt"/>
    </style:style>
    <style:style style:name="T99" style:family="text">
      <style:text-properties style:text-position="0% 100%" style:font-name="Liberation Mono" fo:font-size="13pt" fo:font-style="normal" fo:font-weight="normal" officeooo:rsid="009be3d0" style:font-size-asian="13pt" style:font-style-asian="normal" style:font-weight-asian="normal" style:font-size-complex="13pt"/>
    </style:style>
    <style:style style:name="T100" style:family="text">
      <style:text-properties style:text-position="0% 100%" style:font-name="Liberation Mono" fo:font-size="13pt" fo:font-style="normal" fo:font-weight="normal" officeooo:rsid="009d18b1" style:font-size-asian="13pt" style:font-style-asian="normal" style:font-weight-asian="normal" style:font-size-complex="13pt"/>
    </style:style>
    <style:style style:name="T101" style:family="text">
      <style:text-properties style:text-position="0% 100%" style:font-name="Liberation Mono" fo:font-size="13pt" fo:font-style="normal" fo:font-weight="normal" officeooo:rsid="013e66b5" style:font-size-asian="13pt" style:font-style-asian="normal" style:font-weight-asian="normal" style:font-size-complex="13pt"/>
    </style:style>
    <style:style style:name="T102" style:family="text">
      <style:text-properties style:text-position="0% 100%" style:font-name="Liberation Mono" fo:font-size="13pt" fo:font-style="normal" fo:font-weight="normal" officeooo:rsid="00ee11be" style:font-size-asian="13pt" style:font-style-asian="normal" style:font-weight-asian="normal" style:font-size-complex="13pt"/>
    </style:style>
    <style:style style:name="T103" style:family="text">
      <style:text-properties style:text-position="0% 100%" style:font-name="Liberation Mono" fo:font-size="13pt" fo:font-style="normal" fo:font-weight="normal" officeooo:rsid="00aab8a8" style:font-size-asian="13pt" style:font-style-asian="normal" style:font-weight-asian="normal" style:font-size-complex="13pt"/>
    </style:style>
    <style:style style:name="T104" style:family="text">
      <style:text-properties style:text-position="0% 100%" style:font-name="Liberation Mono" fo:font-size="13pt" fo:font-style="normal" fo:font-weight="normal" officeooo:rsid="01456f1f" style:font-size-asian="13pt" style:font-style-asian="normal" style:font-weight-asian="normal" style:font-size-complex="13pt"/>
    </style:style>
    <style:style style:name="T105" style:family="text">
      <style:text-properties style:text-position="0% 100%" style:font-name="Liberation Mono" fo:font-size="13pt" fo:font-style="normal" fo:font-weight="normal" officeooo:rsid="0146933a" style:font-size-asian="13pt" style:font-style-asian="normal" style:font-weight-asian="normal" style:font-size-complex="13pt"/>
    </style:style>
    <style:style style:name="T106" style:family="text">
      <style:text-properties style:text-position="0% 100%" style:font-name="Liberation Mono" fo:font-size="13pt" fo:font-style="normal" fo:font-weight="normal" officeooo:rsid="01564908" style:font-size-asian="13pt" style:font-style-asian="normal" style:font-weight-asian="normal" style:font-size-complex="13pt"/>
    </style:style>
    <style:style style:name="T107" style:family="text">
      <style:text-properties style:text-position="0% 100%" style:font-name="Liberation Mono" fo:font-size="13pt" fo:font-style="normal" fo:font-weight="bold" officeooo:rsid="005a5483" style:font-size-asian="13pt" style:font-style-asian="normal" style:font-weight-asian="bold" style:font-size-complex="13pt" style:font-weight-complex="bold"/>
    </style:style>
    <style:style style:name="T108" style:family="text">
      <style:text-properties officeooo:rsid="011a514c"/>
    </style:style>
    <style:style style:name="T109" style:family="text">
      <style:text-properties style:text-position="sub 58%" style:font-name="Liberation Mono" fo:font-size="13pt" fo:font-style="normal" fo:font-weight="normal" officeooo:rsid="01230e2b" style:font-size-asian="13pt" style:font-style-asian="normal" style:font-weight-asian="normal" style:font-size-complex="13pt"/>
    </style:style>
    <style:style style:name="T110" style:family="text">
      <style:text-properties style:text-position="sub 58%" style:font-name="Liberation Mono" fo:font-size="13pt" fo:font-style="normal" fo:font-weight="normal" officeooo:rsid="0153083c" style:font-size-asian="13pt" style:font-style-asian="normal" style:font-weight-asian="normal" style:font-size-complex="13pt"/>
    </style:style>
    <style:style style:name="T111" style:family="text">
      <style:text-properties style:text-position="sub 58%" style:font-name="Liberation Mono" fo:font-size="13pt" fo:font-style="normal" fo:font-weight="normal" officeooo:rsid="00836443" style:font-size-asian="13pt" style:font-style-asian="normal" style:font-weight-asian="normal" style:font-size-complex="13pt"/>
    </style:style>
    <style:style style:name="T112" style:family="text">
      <style:text-properties officeooo:rsid="012b588b"/>
    </style:style>
    <style:style style:name="T113" style:family="text">
      <style:text-properties officeooo:rsid="013199cd"/>
    </style:style>
    <style:style style:name="T114" style:family="text">
      <style:text-properties officeooo:rsid="015a51f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llusion of Lif<text:span text:style-name="T114">e</text:span></text:p>
      <text:p text:style-name="P21"/>
      <text:p text:style-name="P44">It is an illusion that we drive our life. The more Profound insight, more stronger the illusion which makes you visionary.</text:p>
      <text:p text:style-name="P22"/>
      <text:p text:style-name="P40"><draw:frame draw:style-name="fr1" draw:name="Object1" text:anchor-type="as-char" svg:y="-1.371cm" svg:width="18.512cm" svg:height="2.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0"/>
      <text:p text:style-name="P23">Where,</text:p>
      <text:p text:style-name="P1"><text:span text:style-name="T35"><draw:frame draw:style-name="fr1" draw:name="Object9" text:anchor-type="as-char" svg:y="-0.785cm" svg:width="4.987cm" svg:height="1.282cm" draw:z-index="1"><draw:object xlink:href="./Object 9" xlink:type="simple" xlink:show="embed" xlink:actuate="onLoad"/><draw:image xlink:href="./ObjectReplacements/Object 9" xlink:type="simple" xlink:show="embed" xlink:actuate="onLoad"/></draw:frame></text:span><text:span text:style-name="T36">is </text:span><text:span text:style-name="T35">represents what </text:span><text:span text:style-name="T39">n</text:span><text:span text:style-name="T94">th </text:span><text:span text:style-name="T35">person on Earth is done </text:span><text:span text:style-name="T37">in his/her </text:span><text:span text:style-name="T38">lifetime</text:span><text:span text:style-name="T35">. </text:span></text:p>
      <text:p text:style-name="P24"><text:span text:style-name="T31"><draw:frame draw:style-name="fr1" draw:name="Object14" text:anchor-type="as-char" svg:y="-0.386cm" svg:width="1.304cm" svg:height="0.506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3">is just</text:span><text:span text:style-name="T32"> </text:span>represents the <text:span text:style-name="T31">complexity coefficient</text:span>.</text:p>
      <text:p text:style-name="P15"><text:span text:style-name="T14"><draw:frame draw:style-name="fr1" draw:name="Object15" text:anchor-type="as-char" svg:y="-0.386cm" svg:width="3.491cm" svg:height="0.506cm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1">is</text:span><text:span text:style-name="T15"> </text:span><text:span text:style-name="T2">represents </text:span><text:span text:style-name="T8">so </text:span><text:span text:style-name="T4">many </text:span><text:span text:style-name="T3">laws </text:span><text:span text:style-name="T9">of</text:span><text:span text:style-name="T4"> </text:span><text:span text:style-name="T13">Universe</text:span><text:span text:style-name="T3">.</text:span></text:p>
      <text:p text:style-name="P25"/>
      <text:p text:style-name="P14"><text:span text:style-name="T3">Which means what</text:span><text:span text:style-name="T5">ever</text:span><text:span text:style-name="T3"> any </text:span><text:span text:style-name="T14">person did</text:span><text:span text:style-name="T3"> in his/her life is just the results of </text:span><text:span text:style-name="T6">so many</text:span><text:span text:style-name="T3"> </text:span><text:span text:style-name="T19">Universal</text:span><text:span text:style-name="T14"> laws</text:span><text:span text:style-name="T3"> and h</text:span><text:span text:style-name="T7">e</text:span><text:span text:style-name="T3">/she is just having an illusion of driving his/her life. </text:span><text:span text:style-name="T12">Its so complex due to </text:span><text:span text:style-name="T18">complexity coefficient </text:span><text:span text:style-name="T22">so that we feels so hard to imagine or calculate it. </text:span><text:span text:style-name="T23">Our </text:span><text:span text:style-name="T16">U</text:span><text:span text:style-name="T17">niverse</text:span><text:span text:style-name="T23"> is build upon </text:span><text:span text:style-name="T24">so many laws, </text:span><text:span text:style-name="T25">Which can be </text:span><text:span text:style-name="T20">predict</text:span><text:span text:style-name="T16">able </text:span><text:span text:style-name="T20">or predefined</text:span><text:span text:style-name="T25">.</text:span></text:p>
      <text:p text:style-name="P40"/>
      <text:p text:style-name="P26">Prof – </text:p>
      <text:p text:style-name="P41"><text:span text:style-name="T10">N</text:span><text:span text:style-name="T1">ow, </text:span><text:span text:style-name="T11">Let </text:span></text:p>
      <text:p text:style-name="P6"><text:span text:style-name="T56"><draw:frame draw:style-name="fr1" draw:name="Object2" text:anchor-type="as-char" svg:y="-0.386cm" svg:width="3.313cm" svg:height="0.58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6">is </text:span><text:span text:style-name="T57">a function</text:span><text:span text:style-name="T56"> that </text:span><text:span text:style-name="T47">represents what </text:span><text:span text:style-name="T58">n</text:span><text:span text:style-name="T86">th</text:span><text:span text:style-name="T47"> person on Earth is doing at some specific time </text:span><text:span text:style-name="T59">t</text:span><text:span text:style-name="T110">n</text:span><text:span text:style-name="T111">.</text:span></text:p>
      <text:p text:style-name="P4"><text:span text:style-name="T47"><text:line-break/></text:span><text:span text:style-name="T48">Now, </text:span><text:span text:style-name="T49">What </text:span><text:span text:style-name="T50">1</text:span><text:span text:style-name="T82">st</text:span><text:span text:style-name="T50"> </text:span><text:span text:style-name="T49">person did in his/her lifetime can written as follow</text:span></text:p>
      <text:p text:style-name="P27"/>
      <text:p text:style-name="P16"><text:span text:style-name="T27"><draw:frame draw:style-name="fr1" draw:name="Object10" text:anchor-type="as-char" svg:y="-0.848cm" svg:width="15.314cm" svg:height="1.388cm" draw:z-index="3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<text:s text:c="10"/></text:span><text:span text:style-name="T30">(1)</text:span><text:span text:style-name="T27"> <text:s text:c="11"/></text:span></text:p>
      <text:p text:style-name="P27"/>
      <text:p text:style-name="P42"><text:span text:style-name="T28">W</text:span><text:span text:style-name="T26">here,</text:span></text:p>
      <text:p text:style-name="P28"/>
      <text:p text:style-name="P2"><text:span text:style-name="T42"><draw:frame draw:style-name="fr1" draw:name="Object12" text:anchor-type="as-char" svg:y="-0.785cm" svg:width="4.854cm" svg:height="1.282cm" draw:z-index="4"><draw:object xlink:href="./Object 12" xlink:type="simple" xlink:show="embed" xlink:actuate="onLoad"/><draw:image xlink:href="./ObjectReplacements/Object 12" xlink:type="simple" xlink:show="embed" xlink:actuate="onLoad"/></draw:frame></text:span><text:span text:style-name="T42">is represents what </text:span><text:span text:style-name="T51">1</text:span><text:span text:style-name="T83">st</text:span><text:span text:style-name="T42"> person </text:span><text:span text:style-name="T43">feels</text:span><text:span text:style-name="T42"> he/she need to do </text:span><text:span text:style-name="T43">for survival or pleasure</text:span><text:span text:style-name="T42"> </text:span><text:span text:style-name="T44">at some time </text:span><text:span text:style-name="T69">t</text:span><text:span text:style-name="T109">1</text:span><text:span text:style-name="T44">.</text:span></text:p>
      <text:p text:style-name="P30"/>
      <text:p text:style-name="P46"><text:span text:style-name="T44">N</text:span><text:span text:style-name="T41">ow, </text:span><text:span text:style-name="T78">What he/she feels need is totally depends upon some laws of universe like from what we feels pleasure.</text:span></text:p>
      <text:p text:style-name="P33"/>
      <text:p text:style-name="P47"><text:span text:style-name="T41"><draw:frame draw:style-name="fr1" draw:name="Object7" text:anchor-type="as-char" svg:y="-0.785cm" svg:width="8.835cm" svg:height="1.282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1"><text:s text:c="2"/></text:span></text:p>
      <text:p text:style-name="P34"/>
      <text:p text:style-name="P52">In general </text:p>
      <text:p text:style-name="P35"/>
      <text:p text:style-name="P47"><text:span text:style-name="T41"><draw:frame draw:style-name="fr1" draw:name="Object18" text:anchor-type="as-char" svg:y="-0.785cm" svg:width="8.846cm" svg:height="1.282cm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1"><text:s text:c="34"/></text:span><text:span text:style-name="T73">(2)</text:span><text:span text:style-name="T41"> <text:s text:c="6"/></text:span></text:p>
      <text:p text:style-name="P36"/>
      <text:p text:style-name="P48"><text:span text:style-name="T70">N</text:span><text:span text:style-name="T41">ow, using equation (2)</text:span></text:p>
      <text:p text:style-name="P37">We can rewrite equation (1) as follow</text:p>
      <text:p text:style-name="P37"/>
      <text:p text:style-name="P48"><text:span text:style-name="T41"><draw:frame draw:style-name="fr1" draw:name="Object8" text:anchor-type="as-char" svg:y="-0.848cm" svg:width="10.567cm" svg:height="1.388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1"><text:s text:c="28"/></text:span><text:span text:style-name="T71">(3)</text:span></text:p>
      <text:p text:style-name="P31"/>
      <text:p text:style-name="P3"><text:span text:style-name="T44">I</text:span><text:span text:style-name="T53">t’s clear </text:span><text:span text:style-name="T45">from </text:span><text:span text:style-name="T53">above equation </text:span><text:span text:style-name="T46">(</text:span><text:span text:style-name="T72">3</text:span><text:span text:style-name="T46">)</text:span><text:span text:style-name="T53"> that the action</text:span><text:span text:style-name="T75">s</text:span><text:span text:style-name="T53"> of </text:span><text:span text:style-name="T52">1</text:span><text:span text:style-name="T84">st</text:span><text:span text:style-name="T53"> person on Earth is predictable </text:span><text:span text:style-name="T54">or</text:span><text:span text:style-name="T53"> predefined.</text:span></text:p>
      <text:p text:style-name="P38"/>
      <text:p text:style-name="P38"/>
      <text:p text:style-name="P5"><text:span text:style-name="T48">Now, </text:span><text:span text:style-name="T55">for</text:span><text:span text:style-name="T49"> </text:span><text:span text:style-name="T55">2</text:span><text:span text:style-name="T85">nd</text:span><text:span text:style-name="T50"> </text:span><text:span text:style-name="T49">person</text:span></text:p>
      <text:p text:style-name="P17"/>
      <text:p text:style-name="P7"><draw:frame draw:style-name="fr1" draw:name="Object11" text:anchor-type="as-char" svg:y="-0.848cm" svg:width="5.293cm" svg:height="1.388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34"><text:s text:c="3"/></text:span></text:p>
      <text:p text:style-name="P19"/>
      <text:p text:style-name="P10"><draw:frame draw:style-name="fr1" draw:name="Object6" text:anchor-type="as-char" svg:y="-0.848cm" svg:width="16.004cm" svg:height="1.388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34"><text:s text:c="9"/></text:span><text:span text:style-name="T81">(4)</text:span></text:p>
      <text:p text:style-name="P20"><text:s text:c="14"/></text:p>
      <text:p text:style-name="P43"><text:span text:style-name="T28">W</text:span><text:span text:style-name="T26">here,</text:span></text:p>
      <text:p text:style-name="P29"/>
      <text:p text:style-name="P9"><text:span text:style-name="T42"><draw:frame draw:style-name="fr1" draw:name="Object13" text:anchor-type="as-char" svg:y="-0.785cm" svg:width="4.912cm" svg:height="1.282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2">is </text:span><text:span text:style-name="T60">introduced</text:span><text:span text:style-name="T42"> </text:span><text:span text:style-name="T61">because the actions of 2</text:span><text:span text:style-name="T87">nd</text:span><text:span text:style-name="T61"> person is </text:span><text:span text:style-name="T66">also </text:span><text:span text:style-name="T61">depends up</text:span><text:span text:style-name="T67">on</text:span><text:span text:style-name="T61"> 1</text:span><text:span text:style-name="T87">st</text:span><text:span text:style-name="T61"> person’s actions. </text:span><text:span text:style-name="T63">For example</text:span><text:span text:style-name="T61"> </text:span><text:span text:style-name="T62">What 1</text:span><text:span text:style-name="T88">st</text:span><text:span text:style-name="T62"> person did changed with Earth? </text:span><text:span text:style-name="T68">It effects the actions of 2</text:span><text:span text:style-name="T91">nd</text:span><text:span text:style-name="T68"> person on Earth.</text:span><text:span text:style-name="T34"> <text:s text:c="52"/></text:span></text:p>
      <text:p text:style-name="P7"/>
      <text:p text:style-name="P18"><text:span text:style-name="T108">From equation </text:span><text:span text:style-name="T113">(2) and </text:span><text:span text:style-name="T108">(</text:span><text:span text:style-name="T112">3</text:span><text:span text:style-name="T108">) </text:span></text:p>
      <text:p text:style-name="P13"><text:span text:style-name="T79">We can rewrite equation (</text:span><text:span text:style-name="T80">4</text:span><text:span text:style-name="T79">) as follow</text:span></text:p>
      <text:p text:style-name="P45"/>
      <text:p text:style-name="P45"><draw:frame draw:style-name="fr1" draw:name="Object5" text:anchor-type="as-char" svg:y="-0.418cm" svg:width="13.944cm" svg:height="0.549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5"/>
      <text:p text:style-name="P45"><draw:frame draw:style-name="fr1" draw:name="Object17" text:anchor-type="as-char" svg:y="-0.848cm" svg:width="11.345cm" svg:height="1.388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s text:c="64"/><text:span text:style-name="T1"><text:s/></text:span><text:span text:style-name="T40">(5)</text:span></text:p>
      <text:p text:style-name="P32"/>
      <text:p text:style-name="P5"><text:span text:style-name="T44">I</text:span><text:span text:style-name="T53">t’s clear </text:span><text:span text:style-name="T45">from </text:span><text:span text:style-name="T53">above equation </text:span><text:span text:style-name="T46">(</text:span><text:span text:style-name="T74">5</text:span><text:span text:style-name="T46">)</text:span><text:span text:style-name="T53"> that the action</text:span><text:span text:style-name="T76">s</text:span><text:span text:style-name="T53"> of </text:span><text:span text:style-name="T64">2</text:span><text:span text:style-name="T93">nd</text:span><text:span text:style-name="T53"> person on Earth is </text:span><text:span text:style-name="T64">also </text:span><text:span text:style-name="T53">predictable </text:span><text:span text:style-name="T54">or</text:span><text:span text:style-name="T53"> predefined.</text:span></text:p>
      <text:p text:style-name="P39"/>
      <text:p text:style-name="P11"><text:span text:style-name="T53">N</text:span><text:span text:style-name="T65">ow, </text:span></text:p>
      <text:p text:style-name="P11"><text:span text:style-name="T77">In general, </text:span><text:span text:style-name="T65">for n</text:span><text:span text:style-name="T90">th</text:span><text:span text:style-name="T89"> </text:span><text:span text:style-name="T95">Person</text:span></text:p>
      <text:p text:style-name="P49"/>
      <text:p text:style-name="P8"><text:span text:style-name="T95"><draw:frame draw:style-name="fr1" draw:name="Object16" text:anchor-type="as-char" svg:y="-0.848cm" svg:width="11.518cm" svg:height="1.388cm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5"><text:s text:c="24"/></text:span><text:span text:style-name="T96">(6)</text:span></text:p>
      <text:p text:style-name="P50"/>
      <text:p text:style-name="P12"><text:span text:style-name="T97">I</text:span><text:span text:style-name="T98">t’s clear </text:span><text:span text:style-name="T99">from </text:span><text:span text:style-name="T98">above equation </text:span><text:span text:style-name="T100">(</text:span><text:span text:style-name="T104">6</text:span><text:span text:style-name="T100">)</text:span><text:span text:style-name="T98"> that the action</text:span><text:span text:style-name="T101">s</text:span><text:span text:style-name="T98"> of </text:span><text:span text:style-name="T105">n</text:span><text:span text:style-name="T92">th</text:span><text:span text:style-name="T98"> person on Earth is </text:span><text:span text:style-name="T102">also </text:span><text:span text:style-name="T98">predictable </text:span><text:span text:style-name="T103">or</text:span><text:span text:style-name="T98"> predefined.</text:span><text:span text:style-name="T106"> But it’s so complex due to <text:s/></text:span><text:span text:style-name="T107">complexity coefficient. </text:span></text:p>
      <text:p text:style-name="P51">Hence Prove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499cm" fo:margin-left="0.794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2T22:17:47.368000000</dc:date>
    <meta:editing-duration>PT4H4M32S</meta:editing-duration>
    <meta:editing-cycles>323</meta:editing-cycles>
    <meta:generator>LibreOffice/6.4.5.2$Windows_X86_64 LibreOffice_project/a726b36747cf2001e06b58ad5db1aa3a9a1872d6</meta:generator>
    <meta:document-statistic meta:table-count="0" meta:image-count="0" meta:object-count="16" meta:page-count="2" meta:paragraph-count="39" meta:word-count="322" meta:character-count="2062" meta:non-whitespace-character-count="1503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 Person_{(n,t_n)}(Done) dt_n " " = " " ( n-1 )" "times" "LawsOf(Universe)
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  <mrow>
        <mtext> </mtext>
        <mo stretchy="false">=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1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 Person_{(1,t_1)}(Done) dt_1" "=" "int from{t_1(Birth)} to{t_1(Death)}  Person_{(1,t_1)}(Need) dt_1" "+" "LawsOf(Universe)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</mrow>
    <annotation encoding="StarMath 5.0">int from{t_2(Birth)} to{t_2(Death)}  Person_{(2,t_2)}(Done) dt_2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</mrow>
    <annotation encoding="StarMath 5.0">int from{t_1(Birth)} to{t_1(Death)} Person_{(1,x_1)}(Need) dx
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 int from{t_1(Birth)} to{t_1(Death)}  Person_{(1,t_1)}(Done) dt_1
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i>n</mi>
          <mo stretchy="false">−</mo>
          <mn>1</mn>
        </mrow>
      </mrow>
      <mo fence="true" stretchy="false">)</mo>
    </mrow>
    <annotation encoding="StarMath 5.0">(n-1)</annotation>
  </semantics>
</math>
</file>

<file path=Object 15/content.xml><?xml version="1.0" encoding="utf-8"?>
<math xmlns="http://www.w3.org/1998/Math/MathML" display="block">
  <semantics>
    <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LawsOf( Universe )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t_n)}(Done) dt_n" "=" "( n-1 )" "times" " LawsOf( Universe )</annotation>
  </semantics>
</math>
</file>

<file path=Object 1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  <mrow>
        <mtext> </mtext>
        <mo stretchy="false">=</mo>
        <mtext> </mtext>
      </mrow>
      <mn>3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int from{t_2(Birth)} to{t_2(Death)}  Person_{(2,t_2)}(Done) dt_2" " =" "3" "times" "LawsOf( Universe )</annotation>
  </semantics>
</math>
</file>

<file path=Object 1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x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x_n)}(Need) dx" " = " " LawsOf( Universe )
</annotation>
  </semantics>
</math>
</file>

<file path=Object 2/content.xml><?xml version="1.0" encoding="utf-8"?>
<math xmlns="http://www.w3.org/1998/Math/MathML" display="block">
  <semantics>
    <mrow>
      <msub>
        <mi mathvariant="italic">Person</mi>
        <mrow>
          <mo fence="true" stretchy="false">(</mo>
          <mrow>
            <mrow>
              <mi>n</mi>
              <mi>,</mi>
              <msub>
                <mi>t</mi>
                <mi>n</mi>
              </msub>
            </mrow>
          </mrow>
          <mo fence="true" stretchy="false">)</mo>
        </mrow>
      </msub>
      <mrow>
        <mo fence="true" stretchy="false">(</mo>
        <mrow>
          <mi mathvariant="italic">Done</mi>
        </mrow>
        <mo fence="true" stretchy="false">)</mo>
      </mrow>
    </mrow>
    <annotation encoding="StarMath 5.0">Person_{(n,t_n)}(Done)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Person_{(1,x_1)}(Need) dx" " = " " LawsOf( Universe )
</annotation>
  </semantics>
</math>
</file>

<file path=Object 6/content.xml><?xml version="1.0" encoding="utf-8"?>
<math xmlns="http://www.w3.org/1998/Math/MathML" display="block">
  <semantics>
    <mrow>
      <mtext> </mtext>
      <mo stretchy="false">⇒</mo>
      <mtext> </mtext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LawsOf(Universe)" "+" "LawsOf(Universe)" " + " " 2" "times" "LawsOf(Universe)</annotation>
  </semantics>
</math>
</file>

<file path=Object 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2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" "drarrow" "int from{t_2(Birth)} to{t_2(Death)}  Person_{(2,t_2)}(Need) dt_2 " "+" "LawsOf(Universe)" " + " " int from{t_1(Birth)} to{t_1(Death)}  Person_{(1,t_1)}(Done) dt_1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  <mrow>
        <mtext> </mtext>
        <mo stretchy="false">=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 Person_{(1,t_1)}(Done) dt_1" "=" "2" "times" " LawsOf(Universe)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x</mi>
        <mi>n</mi>
      </msub>
    </mrow>
    <annotation encoding="StarMath 5.0">int from{t_n(Birth)} to{t_n(Death)} Person_{(n, t_n)}(Done) dx_n</annotation>
  </semantics>
</math>
</file>